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8.918cm"/>
    </style:style>
    <style:style style:name="co3" style:family="table-column">
      <style:table-column-properties fo:break-before="auto" style:column-width="6.297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2.27cm" fo:break-before="auto" style:use-optimal-row-height="true"/>
    </style:style>
    <style:style style:name="ro4" style:family="table-row">
      <style:table-row-properties style:row-height="1.37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2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no-wrap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Story</text:p>
          </table:table-cell>
          <table:table-cell table:style-name="ce2" office:value-type="string" calcext:value-type="string">
            <text:p>Приоритет (High/Medium/Low)</text:p>
          </table:table-cell>
          <table:table-cell table:style-name="ce2" office:value-type="string" calcext:value-type="string">
            <text:p>Примечание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US1</text:p>
          </table:table-cell>
          <table:table-cell table:style-name="ce4" office:value-type="string" calcext:value-type="string">
            <text:p>Как пользователь, я хочу создавать новую задачу с заголовком, чтобы фиксировать свои планы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Для этого нужно создать форму создания задач, список задач с возможностью редактирования, кнопку удаления с подтверждением, обеспечить локальное хранение файлов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US2</text:p>
          </table:table-cell>
          <table:table-cell table:style-name="ce8" office:value-type="string" calcext:value-type="string">
            <text:p>Как пользователь, я хочу, чтобы система автоматически назначала категории на основе текста задачи, чтобы чтобы мне не делать это вручную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Для этого нужно внедрить ИИ, создать словарь ключевых слов для категорий, настроить обработку исключений и ограничений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3</text:p>
          </table:table-cell>
          <table:table-cell table:style-name="ce8" office:value-type="string" calcext:value-type="string">
            <text:p>Как пользователь, я хочу устанавливать напоминания для задач с использованием геолокации, чтобы получать уведомления, когда я буду рядом с нужным местом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Получить разрешение на интеграцию 2ГИС, получить разрешение на геолокацию, реализовать выбор места на карте, настроить Push-уведомления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US4</text:p>
          </table:table-cell>
          <table:table-cell table:style-name="ce4" office:value-type="string" calcext:value-type="string">
            <text:p>Как пользователь, я хочу видеть график или диаграмму моей продуктивности, чтобы видеть процесс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string" calcext:value-type="string">
            <text:p>Сбор данных о выполненных задачах, визуализация, фильтры по периодам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US5</text:p>
          </table:table-cell>
          <table:table-cell table:style-name="ce8" office:value-type="string" calcext:value-type="string">
            <text:p>Как пользователь, я хочу вручную назначать или редактировать категории задач, чтобы, в случае ошибки системы, исправит ее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string" calcext:value-type="string">
            <text:p>Создать выпадающий список задач, добавить возможность переопределения, сохранение пользовательского выбора</text:p>
          </table:table-cell>
          <table:table-cell table:number-columns-repeated="1020"/>
        </table:table-row>
        <table:table-row table:style-name="ro6">
          <table:table-cell table:style-name="ce4" office:value-type="string" calcext:value-type="string">
            <text:p>US6</text:p>
          </table:table-cell>
          <table:table-cell table:style-name="ce8" office:value-type="string" calcext:value-type="string">
            <text:p>Как пользователь, я хочу чтобы у каждой категории был свой цвет, чтобы быстро различать их по визуалу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Добавить цветовую палитру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US7</text:p>
          </table:table-cell>
          <table:table-cell table:style-name="ce9" office:value-type="string" calcext:value-type="string">
            <text:p>Как пользователь, я хочу иметь возможность назначать приоритет задачам, чтобы упорядочить их</text:p>
          </table:table-cell>
          <table:table-cell table:style-name="ce4" office:value-type="string" calcext:value-type="string">
            <text:p>Low</text:p>
          </table:table-cell>
          <table:table-cell table:style-name="ce8" office:value-type="string" calcext:value-type="string">
            <text:p>Добавить выбор приоритета ( низкий,средний, высокий), сортировку по приоритету, визуальные индикаторы ( иконки )</text:p>
          </table:table-cell>
          <table:table-cell table:number-columns-repeated="1020"/>
        </table:table-row>
        <table:table-row table:style-name="ro7">
          <table:table-cell table:style-name="ce4" office:value-type="string" calcext:value-type="string">
            <text:p>US8</text:p>
          </table:table-cell>
          <table:table-cell table:style-name="ce12" office:value-type="string" calcext:value-type="string">
            <text:p>Как пользователь, я хочу иметь возможность видеть отметку «выполнено» при завершении задачи, чтобы знать состояние задач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Добавить отслеживание прогресса, определение готовности</text:p>
          </table:table-cell>
          <table:table-cell table:number-columns-repeated="1020"/>
        </table:table-row>
        <table:table-row table:style-name="ro8" table:number-rows-repeated="1048562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mg</meta:initial-creator>
    <meta:creation-date>2017-10-20T23:41:04Z</meta:creation-date>
    <dc:date>2025-09-30T10:17:51.894000000</dc:date>
    <meta:editing-duration>PT1H22M5S</meta:editing-duration>
    <meta:editing-cycles>3</meta:editing-cycles>
    <meta:document-statistic meta:table-count="1" meta:cell-count="36" meta:object-count="0"/>
  </office:meta>
</office:document-meta>
</file>